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Normal" style:family="paragraph">
      <style:paragraph-properties fo:margin-left="2in" fo:text-indent="0.5in">
        <style:tab-stops/>
      </style:paragraph-properties>
      <style:text-properties style:font-name="Times New Roman" fo:font-size="14pt" style:font-size-asian="14pt" style:font-size-complex="14pt"/>
    </style:style>
    <style:style style:name="P3" style:parent-style-name="Normal" style:family="paragraph">
      <style:paragraph-properties fo:margin-left="2in" fo:text-indent="0.5in">
        <style:tab-stops/>
      </style:paragraph-properties>
      <style:text-properties style:font-name="Times New Roman" fo:font-size="14pt" style:font-size-asian="14pt" style:font-size-complex="14pt"/>
    </style:style>
    <style:style style:name="P4" style:parent-style-name="Normal" style:family="paragraph">
      <style:paragraph-properties fo:margin-left="2in" fo:text-indent="0.5in">
        <style:tab-stops/>
      </style:paragraph-properties>
      <style:text-properties style:font-name="Times New Roman" fo:font-size="14pt" style:font-size-asian="14pt" style:font-size-complex="14pt"/>
    </style:style>
    <style:style style:name="P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1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7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8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21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2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23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2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style:font-name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39" style:parent-style-name="DefaultParagraphFont" style:family="text">
      <style:text-properties style:font-name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42" style:parent-style-name="DefaultParagraphFont" style:family="text">
      <style:text-properties style:font-name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44" style:parent-style-name="DefaultParagraphFont" style:family="text">
      <style:text-properties style:font-name="Times New Roman"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style:font-name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52" style:parent-style-name="DefaultParagraphFont" style:family="text">
      <style:text-properties style:font-name="Times New Roman" fo:font-size="12pt" style:font-size-asian="12pt" style:font-size-complex="12pt"/>
    </style:style>
    <style:style style:name="P5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5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2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63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6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65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66" style:parent-style-name="Normal" style:family="paragraph">
      <style:paragraph-properties fo:text-align="justify" fo:margin-bottom="0in"/>
    </style:style>
    <style:style style:name="T67" style:parent-style-name="DefaultParagraphFont" style:family="text">
      <style:text-properties style:font-name="Times New Roman" fo:font-size="12pt" style:font-size-asian="12pt" style:font-size-complex="12pt"/>
    </style:style>
    <style:style style:name="P68" style:parent-style-name="Normal" style:family="paragraph">
      <style:paragraph-properties fo:text-align="justify"/>
    </style:style>
    <style:style style:name="P69" style:parent-style-name="Normal" style:family="paragraph">
      <style:paragraph-properties fo:text-align="justify" fo:margin-bottom="0in"/>
    </style:style>
    <style:style style:name="P70" style:parent-style-name="Normal" style:family="paragraph">
      <style:paragraph-properties fo:text-align="justify" fo:margin-bottom="0in"/>
    </style:style>
    <style:style style:name="P71" style:parent-style-name="Normal" style:family="paragraph">
      <style:paragraph-properties fo:text-align="justify" fo:margin-bottom="0in"/>
    </style:style>
    <style:style style:name="P72" style:parent-style-name="Normal" style:family="paragraph">
      <style:paragraph-properties fo:text-align="justify" fo:margin-bottom="0in"/>
    </style:style>
    <style:style style:name="P73" style:parent-style-name="Normal" style:family="paragraph">
      <style:paragraph-properties fo:text-align="justify" fo:margin-bottom="0in"/>
    </style:style>
    <style:style style:name="P74" style:parent-style-name="Normal" style:family="paragraph">
      <style:paragraph-properties fo:text-align="justify" fo:margin-bottom="0in"/>
    </style:style>
    <style:style style:name="P75" style:parent-style-name="Normal" style:family="paragraph">
      <style:paragraph-properties fo:text-align="justify" fo:margin-bottom="0in"/>
    </style:style>
    <style:style style:name="P76" style:parent-style-name="Normal" style:family="paragraph">
      <style:paragraph-properties fo:text-align="justify" fo:margin-bottom="0in"/>
    </style:style>
    <style:style style:name="P77" style:parent-style-name="Normal" style:family="paragraph">
      <style:paragraph-properties fo:text-align="justify" fo:margin-bottom="0in"/>
    </style:style>
    <style:style style:name="P78" style:parent-style-name="Normal" style:family="paragraph">
      <style:paragraph-properties fo:text-align="justify" fo:margin-bottom="0in"/>
    </style:style>
    <style:style style:name="P79" style:parent-style-name="Normal" style:family="paragraph">
      <style:paragraph-properties fo:text-align="justify" fo:margin-bottom="0in"/>
    </style:style>
    <style:style style:name="P80" style:parent-style-name="Normal" style:family="paragraph">
      <style:paragraph-properties fo:text-align="justify" fo:margin-bottom="0in"/>
    </style:style>
    <style:style style:name="P81" style:parent-style-name="Normal" style:family="paragraph">
      <style:paragraph-properties fo:text-align="justify" fo:margin-bottom="0in"/>
    </style:style>
    <style:style style:name="P82" style:parent-style-name="Normal" style:family="paragraph">
      <style:paragraph-properties fo:text-align="justify" fo:margin-bottom="0in"/>
    </style:style>
    <style:style style:name="P83" style:parent-style-name="Normal" style:family="paragraph">
      <style:paragraph-properties fo:text-align="justify" fo:margin-bottom="0in"/>
    </style:style>
    <style:style style:name="P84" style:parent-style-name="Normal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8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1" style:parent-style-name="Normal" style:family="paragraph">
      <style:paragraph-properties fo:text-align="justify"/>
    </style:style>
    <style:style style:name="P9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7" style:parent-style-name="Normal" style:family="paragraph">
      <style:paragraph-properties fo:text-align="justify"/>
    </style:style>
    <style:style style:name="T118" style:parent-style-name="DefaultParagraphFont" style:family="text">
      <style:text-properties style:font-name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fo:font-style="italic" style:font-style-asian="italic" fo:font-size="12pt" style:font-size-asian="12pt" style:font-size-complex="12pt"/>
    </style:style>
    <style:style style:name="T120" style:parent-style-name="DefaultParagraphFont" style:family="text">
      <style:text-properties style:font-name="Times New Roman" fo:font-size="12pt" style:font-size-asian="12pt" style:font-size-complex="12pt"/>
    </style:style>
    <style:style style:name="P121" style:parent-style-name="Normal" style:family="paragraph">
      <style:paragraph-properties fo:text-align="justify"/>
      <style:text-properties style:font-name="Times New Roman" fo:font-style="italic" style:font-style-asian="italic" fo:font-size="12pt" style:font-size-asian="12pt" style:font-size-complex="12pt"/>
    </style:style>
    <style:style style:name="P12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3" style:parent-style-name="Normal" style:family="paragraph">
      <style:paragraph-properties fo:text-align="justify"/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6" style:parent-style-name="Normal" style:family="paragraph">
      <style:paragraph-properties fo:text-align="justify"/>
    </style:style>
    <style:style style:name="T137" style:parent-style-name="DefaultParagraphFont" style:family="text">
      <style:text-properties style:font-name="Times New Roman" fo:font-size="12pt" style:font-size-asian="12pt" style:font-size-complex="12pt"/>
    </style:style>
    <style:style style:name="P138" style:parent-style-name="Normal" style:family="paragraph">
      <style:paragraph-properties fo:text-align="justify"/>
    </style:style>
    <style:style style:name="P139" style:parent-style-name="Normal" style:family="paragraph">
      <style:paragraph-properties fo:text-align="justify"/>
    </style:style>
    <style:style style:name="P140" style:parent-style-name="Normal" style:family="paragraph">
      <style:paragraph-properties fo:text-align="justify"/>
    </style:style>
    <style:style style:name="P141" style:parent-style-name="Normal" style:family="paragraph">
      <style:paragraph-properties fo:text-align="justify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P144" style:parent-style-name="Normal" style:family="paragraph">
      <style:paragraph-properties fo:text-align="justify"/>
      <style:text-properties fo:font-style="italic" style:font-style-asian="italic"/>
    </style:style>
    <style:style style:name="P145" style:parent-style-name="Normal" style:family="paragraph">
      <style:paragraph-properties fo:text-align="justify"/>
      <style:text-properties fo:font-style="italic" style:font-style-asian="italic"/>
    </style:style>
    <style:style style:name="P146" style:parent-style-name="Normal" style:family="paragraph">
      <style:paragraph-properties fo:text-align="justify"/>
    </style:style>
    <style:style style:name="P147" style:parent-style-name="Normal" style:family="paragraph">
      <style:paragraph-properties fo:text-align="justify"/>
    </style:style>
    <style:style style:name="P14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4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7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7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72" style:parent-style-name="Normal" style:family="paragraph">
      <style:paragraph-properties fo:text-align="justify"/>
    </style:style>
    <style:style style:name="T173" style:parent-style-name="DefaultParagraphFont" style:family="text">
      <style:text-properties style:font-name="Times New Roman" fo:font-size="12pt" style:font-size-asian="12pt" style:font-size-complex="12pt"/>
    </style:style>
    <style:style style:name="T174" style:parent-style-name="DefaultParagraphFont" style:family="text">
      <style:text-properties style:font-name="Cambria Math" style:font-name-complex="Cambria Math"/>
    </style:style>
    <style:style style:name="P175" style:parent-style-name="Normal" style:family="paragraph">
      <style:paragraph-properties fo:text-align="justify" fo:margin-bottom="0in"/>
    </style:style>
    <style:style style:name="P176" style:parent-style-name="Normal" style:family="paragraph">
      <style:paragraph-properties fo:text-align="justify" fo:margin-bottom="0in"/>
    </style:style>
    <style:style style:name="P177" style:parent-style-name="Normal" style:family="paragraph">
      <style:paragraph-properties fo:text-align="justify" fo:margin-bottom="0in"/>
    </style:style>
    <style:style style:name="P178" style:parent-style-name="Normal" style:family="paragraph">
      <style:paragraph-properties fo:text-align="justify" fo:margin-bottom="0in"/>
    </style:style>
    <style:style style:name="P179" style:parent-style-name="Normal" style:family="paragraph">
      <style:paragraph-properties fo:text-align="justify"/>
    </style:style>
    <style:style style:name="P180" style:parent-style-name="Normal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  <style:style style:name="P18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6" style:parent-style-name="Normal" style:family="paragraph">
      <style:paragraph-properties fo:text-align="justify"/>
    </style:style>
    <style:style style:name="P197" style:parent-style-name="Normal" style:family="paragraph">
      <style:paragraph-properties fo:text-align="justify"/>
    </style:style>
    <style:style style:name="T198" style:parent-style-name="DefaultParagraphFont" style:family="text">
      <style:text-properties style:font-name="Lucida Console" style:font-weight-complex="bold" fo:color="#000000" fo:letter-spacing="0.0104in" fo:font-size="9.5pt" style:font-size-asian="9.5pt" style:font-size-complex="9.5pt" fo:background-color="#FFFFFF"/>
    </style:style>
    <style:style style:name="P199" style:parent-style-name="Normal" style:family="paragraph">
      <style:paragraph-properties fo:text-align="justify"/>
    </style:style>
    <style:style style:name="P200" style:parent-style-name="Normal" style:family="paragraph">
      <style:paragraph-properties fo:text-align="justify"/>
    </style:style>
    <style:style style:name="P201" style:parent-style-name="Normal" style:family="paragraph">
      <style:paragraph-properties fo:text-align="justify"/>
    </style:style>
    <style:style style:name="P202" style:parent-style-name="Normal" style:family="paragraph">
      <style:paragraph-properties fo:text-align="justify"/>
    </style:style>
    <style:style style:name="P203" style:parent-style-name="Normal" style:family="paragraph">
      <style:paragraph-properties fo:text-align="justify"/>
    </style:style>
    <style:style style:name="T204" style:parent-style-name="DefaultParagraphFont" style:family="text">
      <style:text-properties style:font-name="Lucida Console" fo:color="#000000" fo:letter-spacing="0.0104in" fo:font-size="8.5pt" style:font-size-asian="8.5pt" style:font-size-complex="8.5pt" fo:background-color="#FFFFFF"/>
    </style:style>
    <style:style style:name="P205" style:parent-style-name="Normal" style:family="paragraph">
      <style:paragraph-properties fo:text-align="justify"/>
    </style:style>
    <style:style style:name="P206" style:parent-style-name="Normal" style:family="paragraph">
      <style:paragraph-properties fo:text-align="justify"/>
    </style:style>
    <style:style style:name="P207" style:parent-style-name="Normal" style:family="paragraph">
      <style:paragraph-properties fo:text-align="justify"/>
    </style:style>
    <style:style style:name="P208" style:parent-style-name="Normal" style:family="paragraph">
      <style:paragraph-properties fo:text-align="justify"/>
    </style:style>
    <style:style style:name="P209" style:parent-style-name="Normal" style:family="paragraph">
      <style:paragraph-properties fo:text-align="justify"/>
    </style:style>
    <style:style style:name="P210" style:parent-style-name="Normal" style:family="paragraph">
      <style:paragraph-properties fo:text-align="justify"/>
    </style:style>
    <style:style style:name="P211" style:parent-style-name="Normal" style:family="paragraph">
      <style:paragraph-properties fo:text-align="justify"/>
    </style:style>
    <style:style style:name="P21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4" style:parent-style-name="Normal" style:family="paragraph">
      <style:paragraph-properties fo:text-align="justify"/>
    </style:style>
    <style:style style:name="P215" style:parent-style-name="Normal" style:family="paragraph">
      <style:paragraph-properties fo:text-align="justify"/>
    </style:style>
    <style:style style:name="P216" style:parent-style-name="Normal" style:family="paragraph">
      <style:paragraph-properties fo:text-align="justify"/>
    </style:style>
    <style:style style:name="P217" style:parent-style-name="Normal" style:family="paragraph">
      <style:paragraph-properties fo:text-align="justify"/>
    </style:style>
    <style:style style:name="P218" style:parent-style-name="Normal" style:family="paragraph">
      <style:paragraph-properties fo:text-align="justify"/>
    </style:style>
    <style:style style:name="P219" style:parent-style-name="Normal" style:family="paragraph">
      <style:paragraph-properties fo:text-align="justify"/>
    </style:style>
    <style:style style:name="P220" style:parent-style-name="Normal" style:family="paragraph">
      <style:paragraph-properties fo:text-align="justify"/>
    </style:style>
    <style:style style:name="T221" style:parent-style-name="DefaultParagraphFont" style:family="text">
      <style:text-properties style:font-name="Lucida Console" fo:color="#000000" fo:letter-spacing="0.0104in" fo:font-size="8.5pt" style:font-size-asian="8.5pt" style:font-size-complex="8.5pt" fo:background-color="#FFFFFF"/>
    </style:style>
    <style:style style:name="T222" style:parent-style-name="DefaultParagraphFont" style:family="text">
      <style:text-properties style:font-name="Times New Roman" fo:font-size="12pt" style:font-size-asian="12pt" style:font-size-complex="12pt"/>
    </style:style>
    <style:style style:name="P223" style:parent-style-name="Normal" style:family="paragraph">
      <style:paragraph-properties fo:text-align="justify"/>
      <style:text-properties style:font-name="Times New Roman" style:font-size-complex="12pt"/>
    </style:style>
    <style:style style:name="P224" style:parent-style-name="Normal" style:family="paragraph">
      <style:paragraph-properties fo:text-align="justify"/>
    </style:style>
    <style:style style:name="P225" style:parent-style-name="Normal" style:family="paragraph">
      <style:paragraph-properties fo:text-align="justify"/>
    </style:style>
    <style:style style:name="P226" style:parent-style-name="Normal" style:family="paragraph">
      <style:paragraph-properties fo:text-align="justify"/>
    </style:style>
    <style:style style:name="P227" style:parent-style-name="Normal" style:family="paragraph">
      <style:paragraph-properties fo:text-align="justify"/>
      <style:text-properties style:font-name="Times New Roman" style:font-size-complex="12pt"/>
    </style:style>
    <style:style style:name="P228" style:parent-style-name="Normal" style:family="paragraph">
      <style:paragraph-properties fo:text-align="justify"/>
      <style:text-properties style:font-name="Times New Roman" style:font-size-complex="12pt"/>
    </style:style>
    <style:style style:name="P229" style:parent-style-name="Normal" style:family="paragraph">
      <style:paragraph-properties fo:text-align="justify"/>
      <style:text-properties style:font-name="Times New Roman" style:font-size-complex="12pt"/>
    </style:style>
    <style:style style:name="P230" style:parent-style-name="Normal" style:family="paragraph">
      <style:paragraph-properties fo:text-align="justify"/>
    </style:style>
    <style:style style:name="T231" style:parent-style-name="DefaultParagraphFont" style:family="text">
      <style:text-properties style:font-name="Times New Roman" style:font-size-complex="12pt"/>
    </style:style>
    <style:style style:name="T232" style:parent-style-name="DefaultParagraphFont" style:family="text">
      <style:text-properties style:font-name="Lucida Console" fo:letter-spacing="0.0104in" fo:font-size="8.5pt" style:font-size-asian="8.5pt" style:font-size-complex="8.5pt" fo:background-color="#FFFFFF"/>
    </style:style>
    <style:style style:name="P233" style:parent-style-name="Normal" style:family="paragraph">
      <style:paragraph-properties fo:text-align="justify"/>
    </style:style>
    <style:style style:name="T234" style:parent-style-name="DefaultParagraphFont" style:family="text">
      <style:text-properties style:font-name="Calibri Light" style:font-name-complex="Calibri Light" fo:letter-spacing="0.0104in" style:font-size-complex="8.5pt" fo:background-color="#FFFFFF"/>
    </style:style>
    <style:style style:name="P235" style:parent-style-name="Normal" style:family="paragraph">
      <style:paragraph-properties fo:text-align="justify"/>
    </style:style>
    <style:style style:name="P236" style:parent-style-name="Normal" style:family="paragraph">
      <style:paragraph-properties fo:text-align="justify"/>
    </style:style>
    <style:style style:name="P237" style:parent-style-name="Normal" style:family="paragraph">
      <style:paragraph-properties fo:text-align="justify"/>
    </style:style>
    <style:style style:name="P238" style:parent-style-name="Normal" style:family="paragraph">
      <style:paragraph-properties fo:text-align="justify"/>
      <style:text-properties fo:color="#000000"/>
    </style:style>
    <style:style style:name="P239" style:parent-style-name="Normal" style:family="paragraph">
      <style:paragraph-properties fo:text-align="justify"/>
      <style:text-properties fo:color="#000000"/>
    </style:style>
    <style:style style:name="P240" style:parent-style-name="Normal" style:family="paragraph">
      <style:paragraph-properties fo:text-align="justify"/>
      <style:text-properties fo:color="#000000"/>
    </style:style>
    <style:style style:name="P241" style:parent-style-name="Normal" style:family="paragraph">
      <style:paragraph-properties fo:text-align="justify"/>
    </style:style>
    <style:style style:name="T242" style:parent-style-name="DefaultParagraphFont" style:family="text">
      <style:text-properties fo:color="#000000"/>
    </style:style>
    <style:style style:name="T243" style:parent-style-name="DefaultParagraphFont" style:family="text">
      <style:text-properties style:font-name="Lucida Console" fo:color="#000000" fo:letter-spacing="0.0104in" fo:font-size="8.5pt" style:font-size-asian="8.5pt" style:font-size-complex="8.5pt" fo:background-color="#FFFFFF"/>
    </style:style>
    <style:style style:name="P244" style:parent-style-name="Normal" style:family="paragraph">
      <style:paragraph-properties fo:text-align="justify"/>
      <style:text-properties style:font-name="Calibri Light" style:font-name-complex="Calibri Light" fo:color="#000000" fo:letter-spacing="0.0104in" fo:background-color="#FFFFFF"/>
    </style:style>
    <style:style style:name="P245" style:parent-style-name="Normal" style:family="paragraph">
      <style:paragraph-properties fo:text-align="justify"/>
      <style:text-properties style:font-name="Calibri Light" style:font-name-complex="Calibri Light" fo:color="#000000" fo:letter-spacing="0.0104in" fo:background-color="#FFFFFF"/>
    </style:style>
    <style:style style:name="P24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47" style:parent-style-name="Normal" style:family="paragraph">
      <style:paragraph-properties fo:text-align="justify"/>
    </style:style>
    <style:style style:name="P248" style:parent-style-name="Normal" style:family="paragraph">
      <style:paragraph-properties fo:text-align="justify"/>
    </style:style>
    <style:style style:name="P249" style:parent-style-name="Normal" style:family="paragraph">
      <style:paragraph-properties fo:text-align="justify"/>
    </style:style>
    <style:style style:name="P250" style:parent-style-name="Normal" style:family="paragraph">
      <style:paragraph-properties fo:text-align="justify"/>
      <style:text-properties style:font-name="Times New Roman" style:font-size-complex="12pt"/>
    </style:style>
    <style:style style:name="P251" style:parent-style-name="Normal" style:family="paragraph">
      <style:paragraph-properties fo:text-align="justify"/>
      <style:text-properties style:font-name="Times New Roman" style:font-size-complex="12pt"/>
    </style:style>
    <style:style style:name="P252" style:parent-style-name="Normal" style:family="paragraph">
      <style:paragraph-properties fo:text-align="justify"/>
      <style:text-properties style:font-name="Times New Roman" style:font-size-complex="12pt"/>
    </style:style>
    <style:style style:name="P253" style:parent-style-name="Normal" style:family="paragraph">
      <style:paragraph-properties fo:text-align="justify"/>
      <style:text-properties style:font-name="Times New Roman" style:font-size-complex="12pt"/>
    </style:style>
    <style:style style:name="P254" style:parent-style-name="Normal" style:family="paragraph">
      <style:paragraph-properties fo:text-align="justify"/>
      <style:text-properties style:font-name="Times New Roman" style:font-size-complex="12pt"/>
    </style:style>
    <style:style style:name="P255" style:parent-style-name="Normal" style:family="paragraph">
      <style:paragraph-properties fo:text-align="justify"/>
      <style:text-properties style:font-name="Times New Roman" style:font-size-complex="12pt"/>
    </style:style>
    <style:style style:name="P256" style:parent-style-name="Normal" style:family="paragraph">
      <style:paragraph-properties fo:text-align="justify"/>
      <style:text-properties style:font-name="Times New Roman" style:font-size-complex="12pt"/>
    </style:style>
    <style:style style:name="P257" style:parent-style-name="Normal" style:family="paragraph">
      <style:paragraph-properties fo:text-align="justify"/>
    </style:style>
    <style:style style:name="T258" style:parent-style-name="DefaultParagraphFont" style:family="text">
      <style:text-properties style:font-name="Times New Roman" style:font-size-complex="12pt"/>
    </style:style>
    <style:style style:name="T259" style:parent-style-name="DefaultParagraphFont" style:family="text">
      <style:text-properties style:font-name="Times New Roman" fo:font-style="italic" style:font-style-asian="italic" style:font-size-complex="12pt"/>
    </style:style>
    <style:style style:name="T260" style:parent-style-name="DefaultParagraphFont" style:family="text">
      <style:text-properties style:font-name="Times New Roman" style:font-size-complex="12pt"/>
    </style:style>
    <style:style style:name="P261" style:parent-style-name="Normal" style:family="paragraph">
      <style:paragraph-properties fo:text-align="justify"/>
    </style:style>
    <style:style style:name="P262" style:parent-style-name="Normal" style:family="paragraph">
      <style:paragraph-properties fo:text-align="justify"/>
      <style:text-properties style:font-name="Times New Roman" style:font-size-complex="12pt"/>
    </style:style>
    <style:style style:name="P263" style:parent-style-name="Normal" style:family="paragraph">
      <style:paragraph-properties fo:text-align="justify"/>
      <style:text-properties style:font-name="Times New Roman" style:font-size-complex="12pt"/>
    </style:style>
    <style:style style:name="P264" style:parent-style-name="Normal" style:family="paragraph">
      <style:paragraph-properties fo:text-align="justify"/>
      <style:text-properties style:font-name="Times New Roman" style:font-size-complex="12pt"/>
    </style:style>
    <style:style style:name="P265" style:parent-style-name="Normal" style:family="paragraph">
      <style:paragraph-properties fo:text-align="justify"/>
    </style:style>
    <style:style style:name="P266" style:parent-style-name="Normal" style:family="paragraph">
      <style:paragraph-properties fo:text-align="justify"/>
    </style:style>
    <style:style style:name="P267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ECS404: Computer Systems &amp; Networks (2019)</text:p>
      <text:p text:style-name="P2">Coursework 2</text:p>
      <text:p text:style-name="P3"/>
      <text:p text:style-name="P4"/>
      <text:p text:style-name="P5"/>
      <text:p text:style-name="P6">QUESTION 1</text:p>
      <text:p text:style-name="P7"/>
      <text:p text:style-name="P8">(a) The following program can be interpreted (in java) as follows:<text:s/></text:p>
      <text:p text:style-name="P9">LOOP</text:p>
      <text:p text:style-name="P10">If ( $t1&lt; $t2 )</text:p>
      <text:p text:style-name="P11"><text:s text:c="8"/>{</text:p>
      <text:p text:style-name="P12"><text:s text:c="13"/>$t3=1;</text:p>
      <text:p text:style-name="P13"><text:tab/>Else</text:p>
      <text:p text:style-name="P14"><text:s text:c="13"/>$t3=0;</text:p>
      <text:p text:style-name="P15"><text:s text:c="8"/>}</text:p>
      <text:p text:style-name="P16"/>
      <text:p text:style-name="P17">If (t3 == 1)</text:p>
      <text:p text:style-name="P18">{</text:p>
      <text:p text:style-name="P19"><text:s text:c="6"/>EXECUTES THE CODE BLOCK: ‘DONE’<text:s/></text:p>
      <text:p text:style-name="P20">}</text:p>
      <text:p text:style-name="P21"/>
      <text:p text:style-name="P22">$t1=$t1 -$t2;</text:p>
      <text:p text:style-name="P23">$t0++;</text:p>
      <text:p text:style-name="P24"/>
      <text:p text:style-name="P25">END LOOP</text:p>
      <text:p text:style-name="P26"/>
      <text:p text:style-name="P27">At first : t1= 13 <text:s/>&amp; t2= 3 Then:</text:p>
      <text:p text:style-name="P28"/>
      <text:p text:style-name="P29">1st time executing the loop:</text:p>
      <text:p text:style-name="P30">13&lt;3 ? No =&gt; t3=0;</text:p>
      <text:p text:style-name="P31">t3 = 1? No<text:s/></text:p>
      <text:p text:style-name="P32">t1= t1 -t2 = 13 – 3= 10;</text:p>
      <text:p text:style-name="P33">t0 = t0 + 1= 1;</text:p>
      <text:p text:style-name="P34"/>
      <text:p text:style-name="P35"/>
      <text:p text:style-name="P36"><text:span text:style-name="T37">2</text:span><text:span text:style-name="T38">nd</text:span><text:span text:style-name="T39"><text:s/>time: <text:s text:c="34"/></text:span><text:span text:style-name="T40">3</text:span><text:span text:style-name="T41">rd</text:span><text:span text:style-name="T42"><text:s/>time <text:s text:c="33"/>4</text:span><text:span text:style-name="T43">th</text:span><text:span text:style-name="T44"><text:s/>time<text:s/></text:span></text:p>
      <text:soft-page-break/>
      <text:p text:style-name="P45">10&lt;3 ? No =&gt; t3=0 <text:s text:c="14"/>7&lt;3 ? No =&gt; t3=0 <text:s text:c="11"/>4&lt;3? No =&gt; t3=0</text:p>
      <text:p text:style-name="P46">t3=1? No <text:s text:c="30"/>t3=1? No <text:s text:c="25"/>t3=1? No<text:s/><text:s text:c="25"/></text:p>
      <text:p text:style-name="P47">t1=10-3=7 <text:s text:c="28"/>t1 = 7-3= 4 <text:s text:c="22"/>t1= 4-3=1</text:p>
      <text:p text:style-name="P48">t0 = 2; <text:s text:c="35"/>t0 = 3 <text:s text:c="29"/>t0=4</text:p>
      <text:p text:style-name="P49"><text:span text:style-name="T50">5</text:span><text:span text:style-name="T51">th</text:span><text:span text:style-name="T52"><text:s/>time and last:</text:span></text:p>
      <text:p text:style-name="P53">1&lt;4? Yes =&gt; t3=1</text:p>
      <text:p text:style-name="P54">t3=1? Yes =&gt; Jumps to the code block ‘Done’ <text:s/>=&gt; <text:s/>EXITS loop</text:p>
      <text:p text:style-name="P55"/>
      <text:p text:style-name="P56"/>
      <text:p text:style-name="P57"/>
      <text:p text:style-name="P58">The values of the two registers $t1 and $t2 ( in decimal ) after the program is executed are:</text:p>
      <text:p text:style-name="P59">$t1 = 1</text:p>
      <text:p text:style-name="P60">$t2= 3</text:p>
      <text:p text:style-name="P61"/>
      <text:p text:style-name="P62">(b) This program inputs two integer numbers from the user and computes the difference between them as long as<text:s/>the value held in register one is bigger than the value in register two.</text:p>
      <text:p text:style-name="P63">The program contains a fragment of code that is actually a counter controlled loop, $t0 holding the value of the counter variable in a loop. It is printing how many times the program<text:s/>computes the difference until the condition was met and the loop ended.</text:p>
      <text:p text:style-name="P64"/>
      <text:p text:style-name="P65">(c) For example, if <text:s/>$t1 = -2 and $t2 = 2 (or the other way around) the program won’t work as intended</text:p>
      <text:p text:style-name="P66"><text:span text:style-name="T67">Thus, we will switch the values between the registers:</text:span></text:p>
      <text:p text:style-name="P68">LOOP:</text:p>
      <text:p text:style-name="P69">slt <text:s/>$t3, $t1, 0</text:p>
      <text:p text:style-name="P70">slt <text:s/>$t3, $t2, 0</text:p>
      <text:p text:style-name="P71">beq $t3, 1, SWITCH<text:s/></text:p>
      <text:p text:style-name="P72">beq $t3, 1, SWITCH<text:s/></text:p>
      <text:p text:style-name="P73">slt <text:s text:c="2"/>$t3 , $t1 , $t2<text:s/></text:p>
      <text:p text:style-name="P74">bne $t3 , $zero , DONE<text:s/></text:p>
      <text:p text:style-name="P75">sub <text:s/>$t1 , $t1 , $t2 <text:s/></text:p>
      <text:p text:style-name="P76">addi $t0 , $t0 , 1</text:p>
      <text:p text:style-name="P77"/>
      <text:p text:style-name="P78"><text:s/>j LOOP</text:p>
      <text:p text:style-name="P79"/>
      <text:p text:style-name="P80">SWITCH:</text:p>
      <text:p text:style-name="P81">Addiu $t4, $zero, $t1</text:p>
      <text:p text:style-name="P82">Add $t1, $zero, $t2</text:p>
      <text:p text:style-name="P83">Add $t2, $zero, $t4</text:p>
      <text:p text:style-name="P84"/>
      <text:p text:style-name="P85"/>
      <text:p text:style-name="P86">QUESTION 2</text:p>
      <text:p text:style-name="P87"/>
      <text:p text:style-name="P88">(a) Instead of<text:s/>lines 10 – 20 <text:s/>I would write the following:</text:p>
      <text:p text:style-name="P89">NEXT_ARRAY_ELEMENT:</text:p>
      <text:p text:style-name="P90"/>
      <text:p text:style-name="P91">beq $t0 , $zero , DONE</text:p>
      <text:p text:style-name="P92">lw $t2, 0($t1)</text:p>
      <text:p text:style-name="P93">add $s0, $zero, $t2</text:p>
      <text:p text:style-name="P94">slt $t4, $s0, $zero</text:p>
      <text:p text:style-name="P95">bne $t4, $zero, SAVE</text:p>
      <text:p text:style-name="P96">addiu $t1, $t1, 4</text:p>
      <text:p text:style-name="P97">addiu $t0, $t0, -1</text:p>
      <text:p text:style-name="P98"/>
      <text:p text:style-name="P99">j NEXT_ARRAY_ELEMENT</text:p>
      <text:p text:style-name="P100"/>
      <text:p text:style-name="P101">SAVE:</text:p>
      <text:p text:style-name="P102">slt <text:s/>$t5,$s0,$s4</text:p>
      <text:p text:style-name="P103">bne $t5, $zero, CHANGE</text:p>
      <text:p text:style-name="P104">addiu $t1, $t1, 4</text:p>
      <text:p text:style-name="P105">addiu $t0, $t0, -1</text:p>
      <text:p text:style-name="P106">j NEXT_ARRAY_ELEMENT</text:p>
      <text:p text:style-name="P107"/>
      <text:p text:style-name="P108">CHANGE:</text:p>
      <text:p text:style-name="P109">add $s4, $zero, $s0</text:p>
      <text:p text:style-name="P110">addiu $t1, $t1, 4</text:p>
      <text:p text:style-name="P111">addiu $t0, $t0, -1</text:p>
      <text:p text:style-name="P112"/>
      <text:p text:style-name="P113">j NEXT_ARRAY_ELEMENT</text:p>
      <text:p text:style-name="P114"/>
      <text:p text:style-name="P115">b)<text:s/></text:p>
      <text:soft-page-break/>
      <text:p text:style-name="P116">(i) <text:s/>The last bits of the sequence must be 0 so that the number<text:s/>converted to decimals to be perfectly divisible by number 4. A much simpler way to check whether a number is divided by 4 is to repeatedly subtract 4 to the current number in the array until you get zero. If the number is negative then repeatedly add 4 to<text:s/>it until you get zero. If you get zero then the number is divisible by 4. If you skip over zero then the number is not divisible by 4.</text:p>
      <text:p text:style-name="P117"><text:span text:style-name="T118">(ii) <text:s/>I am using the instruction<text:s/></text:span><text:span text:style-name="T119">andi</text:span><text:span text:style-name="T120">: when anding, if there are no 1's in the rightmost bits:</text:span></text:p>
      <text:p text:style-name="P121">Andi $t0, $t1, immediate</text:p>
      <text:p text:style-name="P122">00</text:p>
      <text:p text:style-name="P123">11 (and)</text:p>
      <text:p text:style-name="P124">----</text:p>
      <text:p text:style-name="P125">00</text:p>
      <text:p text:style-name="P126"/>
      <text:p text:style-name="P127">If either of them or both are 1 e.g.<text:s/></text:p>
      <text:p text:style-name="P128">01</text:p>
      <text:p text:style-name="P129">11 (and)</text:p>
      <text:p text:style-name="P130">----</text:p>
      <text:p text:style-name="P131">01</text:p>
      <text:p text:style-name="P132">The number in t0 will be a non 0. Therefore, if the value in t0 is a non 0, there is a non divisible number</text:p>
      <text:p text:style-name="P133">The program looks like this:</text:p>
      <text:p text:style-name="P134"/>
      <text:p text:style-name="P135">.text</text:p>
      <text:p text:style-name="P136"><text:span text:style-name="T137">la <text:s/></text:span>$t0 , A LENGTH</text:p>
      <text:p text:style-name="P138">lw <text:s/>$t0 , 0 ( $t0 )</text:p>
      <text:p text:style-name="P139">la <text:s text:c="2"/>$t1 , A</text:p>
      <text:p text:style-name="P140">NEXT ARRAY ELEMENT:<text:s/></text:p>
      <text:p text:style-name="P141">beq $t0 , $zero , DONE<text:s/></text:p>
      <text:p text:style-name="P142">lw $t2 , 0 ( $t1 )<text:s/></text:p>
      <text:p text:style-name="P143">beq $t2, zero,<text:s/>YES</text:p>
      <text:p text:style-name="P144">andi <text:s/>$s0, $t2, 3</text:p>
      <text:p text:style-name="P145">bne <text:s text:c="2"/>$s0, 0, YES</text:p>
      <text:p text:style-name="P146">addiu $t1 , $t1 , 4</text:p>
      <text:p text:style-name="P147">addiu $t0 , $t0 , −1</text:p>
      <text:soft-page-break/>
      <text:p text:style-name="P148">j NEXT_ARRAY_ELEMENT <text:s/></text:p>
      <text:p text:style-name="P149"/>
      <text:p text:style-name="P150">YES:</text:p>
      <text:p text:style-name="P151"><text:s text:c="4"/>addi $s4, $s4, 1 <text:s text:c="8"/></text:p>
      <text:p text:style-name="P152"><text:s text:c="4"/>addiu $t1, $t1,4<text:s text:c="2"/></text:p>
      <text:p text:style-name="P153"><text:s text:c="4"/>addiu $t0, $t0, -1</text:p>
      <text:p text:style-name="P154"><text:s text:c="4"/>j NEXT_ARRAY_ELEMENT <text:s text:c="5"/></text:p>
      <text:p text:style-name="P155"/>
      <text:p text:style-name="P156">DONE:</text:p>
      <text:p text:style-name="P157"><text:s text:c="4"/>addi $v0, $zero, 10<text:s/></text:p>
      <text:p text:style-name="P158"><text:tab/>syscall <text:s/></text:p>
      <text:p text:style-name="P159">.data</text:p>
      <text:p text:style-name="P160"><text:s text:c="4"/>A: <text:s text:c="25"/></text:p>
      <text:p text:style-name="P161"><text:s text:c="8"/>.word <text:s text:c="3"/>4</text:p>
      <text:p text:style-name="P162"><text:s text:c="8"/>.word <text:s text:c="3"/>2</text:p>
      <text:p text:style-name="P163"><text:s text:c="8"/>.word <text:s text:c="3"/>8</text:p>
      <text:p text:style-name="P164"><text:s text:c="8"/>.word <text:s text:c="3"/>5</text:p>
      <text:p text:style-name="P165"><text:s text:c="8"/>.word <text:s text:c="3"/>4</text:p>
      <text:p text:style-name="P166"><text:s text:c="8"/>.word <text:s text:c="2"/>-5</text:p>
      <text:p text:style-name="P167"><text:s text:c="8"/>.word <text:s text:c="2"/>-3<text:s/></text:p>
      <text:p text:style-name="P168"><text:s text:c="4"/>A_LENGTH: <text:s text:c="2"/>.word <text:s text:c="2"/>7 <text:s text:c="7"/></text:p>
      <text:p text:style-name="P169"/>
      <text:p text:style-name="P170">QUESTION 3</text:p>
      <text:p text:style-name="P171"/>
      <text:p text:style-name="P172"><text:span text:style-name="T173">(a)</text:span><text:s/>The instruction sll $rd, $rt, h has the effective of putting 2 h<text:s/><text:span text:style-name="T174">∗</text:span><text:s/>rt in register rd because it works with binary sequences.<text:s/></text:p>
      <text:p text:style-name="P175">In binary,<text:s/></text:p>
      <text:p text:style-name="P176">2 power 0 = 1 <text:s text:c="4"/>( 1 in binary is 1)</text:p>
      <text:p text:style-name="P177">2 power 1 = 10 <text:s text:c="2"/>(10 in binary is 2)</text:p>
      <text:p text:style-name="P178">2<text:s/>power 2 = 100 (100 in binary is 4)</text:p>
      <text:p text:style-name="P179">Hence all that is happening is the digits are shifting left.</text:p>
      <text:p text:style-name="P180"><draw:frame draw:style-name="a0" text:anchor-type="as-char" svg:x="0in" svg:y="0in" svg:width="0.83333in" svg:height="0.375in" style:rel-width="scale" style:rel-height="scale"><draw:object xlink:href="Object 1/" xlink:type="simple" xlink:show="embed" xlink:actuate="onLoad"/></draw:frame><text:s/>= 1* b0 + 10*b1 +100*b2+…+<text:s/><draw:frame draw:style-name="a1" text:anchor-type="as-char" svg:x="0in" svg:y="0in" svg:width="0.34167in" svg:height="0.18333in" style:rel-width="scale" style:rel-height="scale"><draw:object xlink:href="Object 2/" xlink:type="simple" xlink:show="embed" xlink:actuate="onLoad"/></draw:frame><text:s/>*b31= b31b30….b1b0</text:p>
      <text:soft-page-break/>
      <text:p text:style-name="P181">The sum is actually forming the bit sequence. It will change depending on i, in this case<text:s/>representing h. Thus, sll $rd, $rt, h <text:s/>is equivalent to<text:s/><draw:frame draw:style-name="a2" text:anchor-type="as-char" svg:x="0in" svg:y="0in" svg:width="0.80833in" svg:height="0.39167in" style:rel-width="scale" style:rel-height="scale"><draw:object xlink:href="Object 3/" xlink:type="simple" xlink:show="embed" xlink:actuate="onLoad"/></draw:frame>.</text:p>
      <text:p text:style-name="P182"/>
      <text:p text:style-name="P183">(b)<text:s/></text:p>
      <text:p text:style-name="P184">(iii) <text:s/>sll <text:s/>$t0, $t1, 4 <text:s text:c="4"/>( 2 to the power of 4 is 16)</text:p>
      <text:p text:style-name="P185">(iv) <text:s/>sll <text:s text:c="2"/>$t0, $t1, 3 <text:s text:c="3"/>(2^3 = 8)</text:p>
      <text:p text:style-name="P186"><text:s text:c="8"/>sll <text:s text:c="2"/>$t0, $t1, 2 <text:s text:c="3"/>(2^2= 4)</text:p>
      <text:p text:style-name="P187"><text:s text:c="8"/>add <text:s/>$t1, $t1, $t0</text:p>
      <text:p text:style-name="P188">(v) <text:s text:c="2"/>sll <text:s text:c="2"/>$t1, $t1, 5 <text:s text:c="3"/>(2^5 = 32)<text:s/></text:p>
      <text:p text:style-name="P189"><text:s text:c="8"/>sub <text:s/>$t1, $t1, 1</text:p>
      <text:p text:style-name="P190">(vi) <text:s/>sll <text:s text:c="2"/>$t1, $t1, 5 <text:s text:c="3"/>(2^5 = 32)</text:p>
      <text:p text:style-name="P191"><text:s text:c="8"/>sll <text:s text:c="2"/>$t0, $t1, 3 <text:s text:c="3"/>(2^3 = 8)</text:p>
      <text:p text:style-name="P192"><text:s text:c="8"/>add $t1, $t1, $t0</text:p>
      <text:p text:style-name="P193"/>
      <text:p text:style-name="P194">QUESTION 4</text:p>
      <text:p text:style-name="P195">(a)</text:p>
      <text:p text:style-name="P196">• 20040044</text:p>
      <text:p text:style-name="P197">Binary :<text:s/><text:span text:style-name="T198">00100000000001000000000001000100</text:span></text:p>
      <text:p text:style-name="P199">Opcode : 001000 (addi)<text:s/></text:p>
      <text:p text:style-name="P200">Format : I - Type</text:p>
      <text:p text:style-name="P201">rs :<text:s/>00000 ($zero)<text:s/></text:p>
      <text:p text:style-name="P202">rt : 00100 ($v0)<text:s/></text:p>
      <text:p text:style-name="P203">Immediate:<text:s/><text:span text:style-name="T204">0000000001000100 (68)</text:span></text:p>
      <text:p text:style-name="P205">Assembly : addi <text:s/>$a0, $zero, 68</text:p>
      <text:p text:style-name="P206">• 0000000c</text:p>
      <text:p text:style-name="P207">Binary: 00000000000000000000000000001100</text:p>
      <text:p text:style-name="P208">Opcode: 000000 (SPECIAL)</text:p>
      <text:p text:style-name="P209">Format: SYSCALL ( R- TYPE)</text:p>
      <text:p text:style-name="P210">rs: none</text:p>
      <text:p text:style-name="P211">rt: none</text:p>
      <text:p text:style-name="P212">Immediate: 001100</text:p>
      <text:soft-page-break/>
      <text:p text:style-name="P213">Assembly:<text:s/>syscall<text:s/></text:p>
      <text:p text:style-name="P214">• 2002000b</text:p>
      <text:p text:style-name="P215">Binary: 00100000000000100000000000001011</text:p>
      <text:p text:style-name="P216">Opcode: 001000 (addi)</text:p>
      <text:p text:style-name="P217">Format: <text:s/>I – Type</text:p>
      <text:p text:style-name="P218">rs: 00000 ($zero)</text:p>
      <text:p text:style-name="P219">rt: 00010 ($v0)</text:p>
      <text:p text:style-name="P220">Immediate:<text:s/><text:span text:style-name="T221">0000000000001011</text:span><text:span text:style-name="T222"><text:s/></text:span></text:p>
      <text:p text:style-name="P223">Assembly: ADDI <text:s/>$v0, $zero, (11)</text:p>
      <text:p text:style-name="P224">•2004004f</text:p>
      <text:p text:style-name="P225">Binary:<text:s/>00100000000001000000000001001111</text:p>
      <text:p text:style-name="P226">Opcode: 001000 ( addi)</text:p>
      <text:p text:style-name="P227">Format: I – Type</text:p>
      <text:p text:style-name="P228">rs: 00100 ($a0)</text:p>
      <text:p text:style-name="P229">rt: 00000 ($zero)</text:p>
      <text:p text:style-name="P230"><text:span text:style-name="T231">Immediate:<text:s/></text:span><text:span text:style-name="T232">0000000001001111 (79)</text:span></text:p>
      <text:p text:style-name="P233"><text:span text:style-name="T234">Assembly: ADDI <text:s/>$a0, $zero, 79</text:span></text:p>
      <text:p text:style-name="P235">• 2002000a</text:p>
      <text:p text:style-name="P236">Binary: 00100000000000100000000000001010</text:p>
      <text:p text:style-name="P237">Opcode: 001000</text:p>
      <text:p text:style-name="P238">Format: I – Type</text:p>
      <text:p text:style-name="P239">rs: 00010 ($v0)</text:p>
      <text:p text:style-name="P240">rt: 00000 ( $zero)</text:p>
      <text:p text:style-name="P241"><text:span text:style-name="T242">Immediate:<text:s/></text:span><text:span text:style-name="T243">0000000000001010 (10)<text:s/></text:span></text:p>
      <text:p text:style-name="P244">Assembly: ADDI $v0, $zero, 10</text:p>
      <text:p text:style-name="P245"/>
      <text:p text:style-name="P246">(b)<text:s/></text:p>
      <text:p text:style-name="P247">addi $v0, $zero, 11</text:p>
      <text:p text:style-name="P248">addi <text:s/>$a0, $zero, 68</text:p>
      <text:p text:style-name="P249">syscall</text:p>
      <text:p text:style-name="P250">addi <text:s/>$v0, $zero, 11</text:p>
      <text:p text:style-name="P251">addi <text:s/>$a0, $zero, 79</text:p>
      <text:soft-page-break/>
      <text:p text:style-name="P252">syscall</text:p>
      <text:p text:style-name="P253">addi $v0, $zero, 10</text:p>
      <text:p text:style-name="P254">syscall</text:p>
      <text:p text:style-name="P255">(c)<text:s/></text:p>
      <text:p text:style-name="P256">We expect this<text:s/>program to print the (char) letter D (represented by 68 in decimal), the letter O then to exit: DO.<text:s/></text:p>
      <text:p text:style-name="P257"><text:span text:style-name="T258">The instruction :<text:s/></text:span><text:span text:style-name="T259">addi $v0, $zero, 10</text:span><text:span text:style-name="T260"><text:s/>is invoking the syscall to exit.</text:span></text:p>
      <text:p text:style-name="P261">addi $v0, $zero, 11 is the instruction for printing a character. The Syscall instruction<text:s/>is executing the instructions above each call.</text:p>
      <text:p text:style-name="P262"/>
      <text:p text:style-name="P263"/>
      <text:p text:style-name="P264"/>
      <text:p text:style-name="P265"/>
      <text:p text:style-name="P266"/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lisa B bogdan</meta:initial-creator>
    <dc:creator>melisa B bogdan</dc:creator>
    <meta:creation-date>2019-11-23T15:23:00Z</meta:creation-date>
    <dc:date>2019-12-03T20:44:00Z</dc:date>
    <meta:template xlink:href="Normal" xlink:type="simple"/>
    <meta:editing-cycles>80</meta:editing-cycles>
    <meta:editing-duration>PT340680S</meta:editing-duration>
    <meta:document-statistic meta:page-count="8" meta:paragraph-count="12" meta:word-count="910" meta:character-count="6090" meta:row-count="43" meta:non-whitespace-character-count="5192"/>
  </office:meta>
</office:document-meta>
</file>

<file path=Object 1/content.xml><?xml version="1.0" encoding="utf-8"?>
<mml:math xmlns:mml="http://www.w3.org/1998/Math/MathML" xmlns:m="http://schemas.openxmlformats.org/officeDocument/2006/math">
  <mml:mrow>
    <mml:msubsup>
      <mml:mo stretchy="true">∑</mml:mo>
      <mml:mrow>
        <mml:mi>i</mml:mi>
        <mml:mo>=</mml:mo>
        <mml:mn>0</mml:mn>
      </mml:mrow>
      <mml:mrow>
        <mml:mn>31</mml:mn>
      </mml:mrow>
    </mml:msubsup>
    <mml:mrow>
      <mml:msup>
        <mml:mrow>
          <mml:mi>b</mml:mi>
          <mml:mi>i</mml:mi>
          <mml:mi>*</mml:mi>
          <mml:mi> </mml:mi>
          <mml:mn>2</mml:mn>
        </mml:mrow>
        <mml:mrow>
          <mml:mi>i</mml:mi>
        </mml:mrow>
      </mml:msup>
    </mml:mrow>
  </mml:mrow>
</mml:math>
</file>

<file path=Object 2/content.xml><?xml version="1.0" encoding="utf-8"?>
<mml:math xmlns:mml="http://www.w3.org/1998/Math/MathML" xmlns:m="http://schemas.openxmlformats.org/officeDocument/2006/math">
  <mml:msup>
    <mml:mrow>
      <mml:mi> </mml:mi>
      <mml:mn>10</mml:mn>
    </mml:mrow>
    <mml:mrow>
      <mml:mn>31</mml:mn>
    </mml:mrow>
  </mml:msup>
</mml:math>
</file>

<file path=Object 3/content.xml><?xml version="1.0" encoding="utf-8"?>
<mml:math xmlns:mml="http://www.w3.org/1998/Math/MathML" xmlns:m="http://schemas.openxmlformats.org/officeDocument/2006/math">
  <mml:mrow>
    <mml:msubsup>
      <mml:mo stretchy="true">∑</mml:mo>
      <mml:mrow>
        <mml:mi>h</mml:mi>
      </mml:mrow>
      <mml:mrow/>
    </mml:msubsup>
    <mml:mrow>
      <mml:msup>
        <mml:mrow>
          <mml:mi>b</mml:mi>
          <mml:mi>h</mml:mi>
          <mml:mi>*</mml:mi>
          <mml:mi> </mml:mi>
          <mml:mn>2</mml:mn>
        </mml:mrow>
        <mml:mrow>
          <mml:mi>h</mml:mi>
        </mml:mrow>
      </mml:msup>
    </mml:mrow>
  </mml:mrow>
</mml:math>
</file>